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remake of the variational equation assignment. The difference of the new version is that there has been a fix of the variational equation error that caused the variational matrices to be incorrect. Plus there is a correction to the explanation of the variational equation mea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mitriy </meta:initial-creator>
    <meta:creation-date>2018-04-02T13:10:19.15</meta:creation-date>
    <meta:generator>OpenOffice/4.1.3$Win32 OpenOffice.org_project/413m1$Build-9783</meta:generator>
    <dc:date>2018-04-02T19:41:07.22</dc:date>
    <dc:creator>Dmitriy </dc:creator>
    <meta:editing-duration>PT3H53M26S</meta:editing-duration>
    <meta:editing-cycles>5</meta:editing-cycles>
    <meta:document-statistic meta:table-count="0" meta:image-count="0" meta:object-count="0" meta:page-count="1" meta:paragraph-count="1" meta:word-count="48" meta:character-count="290"/>
  </office:meta>
</office:document-meta>
</file>